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1222in" table:align="left"/>
    </style:style>
    <style:style style:name="Table1.A" style:family="table-column">
      <style:table-column-properties style:column-width="3.084in"/>
    </style:style>
    <style:style style:name="Table1.B" style:family="table-column">
      <style:table-column-properties style:column-width="3.0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คำสั่ง <text:span text:style-name="Source_20_Text">npm install --legacy-peer-deps</text:span> คือการติดตั้ง dependencies <text:span text:style-name="Strong_20_Emphasis">โดยไม่ให้ npm ตรวจสอบหรือบังคับใช้</text:span> compatibility ของ <text:span text:style-name="Source_20_Text">peerDependencies</text:span> อย่างเข้มงวดเหมือนใน npm v7+ ขึ้นไป</text:p>
      <text:p text:style-name="Horizontal_20_Line"/>
      <text:h text:style-name="Heading_20_3" text:outline-level="3">📦 ความหมายแบบเข้าใจง่าย:</text:h>
      <text:p text:style-name="Text_20_body">เมื่อคุณรัน:</text:p>
      <text:p text:style-name="P1"><text:span text:style-name="Source_20_Text">npm install --legacy-peer-deps</text:span></text:p>
      <text:p text:style-name="Text_20_body">มันจะ:</text:p>
      <text:list text:style-name="L1">
        <text:list-item>
          <text:p text:style-name="P2"><text:span text:style-name="Strong_20_Emphasis">ข้าม</text:span> validation ของ <text:span text:style-name="Source_20_Text">peerDependencies</text:span> ที่อาจขัดแย้งกัน</text:p>
        </text:list-item>
        <text:list-item>
          <text:p text:style-name="P2">ใช้พฤติกรรมแบบเก่า (เช่น npm v6) ที่ "ปล่อยผ่าน" dependency conflict ระหว่าง packages</text:p>
        </text:list-item>
        <text:list-item>
          <text:p text:style-name="P2">ช่วยให้ติดตั้งโปรเจกต์เก่า ๆ ที่ยังไม่รองรับ Angular 17 หรือ npm 7+ ได้</text:p>
        </text:list-item>
      </text:list>
      <text:p text:style-name="Horizontal_20_Line"/>
      <text:h text:style-name="Heading_20_3" text:outline-level="3">🔧 ตัวอย่างสถานการณ์:</text:h>
      <text:p text:style-name="Text_20_body">เช่น:</text:p>
      <text:list text:style-name="L2">
        <text:list-item>
          <text:p text:style-name="P3">โปรเจกต์ใช้ Angular 17 ซึ่งต้องการ <text:span text:style-name="Source_20_Text">zone.js@~0.14.0</text:span></text:p>
        </text:list-item>
        <text:list-item>
          <text:p text:style-name="P3">แต่โปรเจกต์เดิม (เช่น <text:span text:style-name="Source_20_Text">ngx-admin</text:span>) ยังล็อก <text:span text:style-name="Source_20_Text">zone.js@0.13.x</text:span></text:p>
        </text:list-item>
        <text:list-item>
          <text:p text:style-name="P3">ถ้าใช้ <text:span text:style-name="Source_20_Text">npm install</text:span> ปกติ → ❌ ติด conflict ทันที</text:p>
        </text:list-item>
        <text:list-item>
          <text:p text:style-name="P3">ถ้าใช้ <text:span text:style-name="Source_20_Text">npm install --legacy-peer-deps</text:span> → ✅ ติดตั้งต่อได้</text:p>
        </text:list-item>
      </text:list>
      <text:p text:style-name="Horizontal_20_Line"/>
      <text:h text:style-name="Heading_20_3" text:outline-level="3">🔎 สรุป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คำสั่ง</text:p>
            </table:table-cell>
            <table:table-cell table:style-name="Table1.A1" office:value-type="string">
              <text:p text:style-name="Table_20_Heading">ความหมาย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pm install</text:span></text:p>
          </table:table-cell>
          <table:table-cell table:style-name="Table1.A1" office:value-type="string">
            <text:p text:style-name="Table_20_Contents">ตรวจ peerDeps อย่างเข้มงวด</text:p>
          </table:table-cell>
        </table:table-row>
        <table:table-row>
          <table:table-cell table:style-name="Table1.A1" office:value-type="string">
            <text:p text:style-name="Table_20_Contents"><text:span text:style-name="Source_20_Text">npm install --legacy-peer-deps</text:span></text:p>
          </table:table-cell>
          <table:table-cell table:style-name="Table1.A1" office:value-type="string">
            <text:p text:style-name="Table_20_Contents">ข้ามการตรวจ peerDeps (แบบ npm v6)</text:p>
          </table:table-cell>
        </table:table-row>
        <table:table-row>
          <table:table-cell table:style-name="Table1.A1" office:value-type="string">
            <text:p text:style-name="Table_20_Contents"><text:span text:style-name="Source_20_Text">npm install --force</text:span></text:p>
          </table:table-cell>
          <table:table-cell table:style-name="Table1.A1" office:value-type="string">
            <text:p text:style-name="Table_20_Contents">บังคับติดตั้ง แม้ conflict ก็ตาม (ไม่แนะนำมาก)</text:p>
          </table:table-cell>
        </table:table-row>
      </table:table>
      <text:p text:style-name="Horizontal_20_Line"/>
      <text:p text:style-name="Text_20_body">หากคุณทำงานกับโปรเจกต์เก่า หรือ template admin อย่าง <text:span text:style-name="Source_20_Text">ngx-admin</text:span> (ที่ยังไม่ได้อัปเดตให้รองรับ Angular 17) การใช้ <text:span text:style-name="Source_20_Text">--legacy-peer-deps</text:span> คือ <text:span text:style-name="Strong_20_Emphasis">ทางออกที่ปลอดภัยกว่าการ force</text:span> ครับ ✅</text:p>
      <text:p text:style-name="Text_20_body">หากต้องการให้ช่วยแก้ <text:span text:style-name="Source_20_Text">package.json</text:span> ให้เข้ากับ Angular 17 จริง ๆ ก็แจ้งมาได้เลยครับ ผมยินดีช่วย restructure ให้เหมาะสมครับ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08:59.486776200</meta:creation-date>
    <dc:date>2025-06-19T00:51:10.270119900</dc:date>
    <meta:editing-duration>PT32M</meta:editing-duration>
    <meta:editing-cycles>1</meta:editing-cycles>
    <meta:document-statistic meta:table-count="1" meta:image-count="0" meta:object-count="0" meta:page-count="1" meta:paragraph-count="25" meta:word-count="550" meta:character-count="1029" meta:non-whitespace-character-count="930"/>
    <meta:generator>LibreOffice/25.2.4.3$Windows_X86_64 LibreOffice_project/33e196637044ead23f5c3226cde09b47731f7e27</meta:generator>
  </office:meta>
</office:document-meta>
</file>